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Mono2" svg:font-family="AndaleMono"/>
    <style:font-face style:name="Arial1" svg:font-family="Arial, 'Liberation Sans', 'DejaVu Sans', sans-serif"/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erif"/>
    <style:font-face style:name="arial" svg:font-family="arial, sans-serif"/>
    <style:font-face style:name="monospace" svg:font-family="monospace"/>
    <style:font-face style:name="verdana" svg:font-family="verdana, sans-serif"/>
    <style:font-face style:name="AndaleMono1" svg:font-family="AndaleMono" style:font-family-generic="modern"/>
    <style:font-face style:name="AndaleMono" svg:font-family="AndaleMono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8pt" officeooo:rsid="001238d7" officeooo:paragraph-rsid="001238d7" style:font-size-asian="18pt" style:font-size-complex="18pt"/>
    </style:style>
    <style:style style:name="P2" style:family="paragraph" style:parent-style-name="Preformatted_20_Text">
      <style:text-properties officeooo:rsid="0017b7d1" officeooo:paragraph-rsid="0017b7d1"/>
    </style:style>
    <style:style style:name="P3" style:family="paragraph" style:parent-style-name="Preformatted_20_Text">
      <style:text-properties style:font-name="monospace" fo:font-size="6.75pt" officeooo:rsid="0017b7d1" officeooo:paragraph-rsid="0017b7d1"/>
    </style:style>
    <style:style style:name="P4" style:family="paragraph" style:parent-style-name="Preformatted_20_Text">
      <style:text-properties officeooo:rsid="001bd4d2" officeooo:paragraph-rsid="001bd4d2"/>
    </style:style>
    <style:style style:name="P5" style:family="paragraph" style:parent-style-name="Preformatted_20_Text">
      <style:text-properties officeooo:paragraph-rsid="001def9e"/>
    </style:style>
    <style:style style:name="P6" style:family="paragraph" style:parent-style-name="Preformatted_20_Text">
      <style:text-properties officeooo:paragraph-rsid="0024ea7d"/>
    </style:style>
    <style:style style:name="P7" style:family="paragraph" style:parent-style-name="Preformatted_20_Text">
      <style:text-properties officeooo:paragraph-rsid="0025a5dc"/>
    </style:style>
    <style:style style:name="P8" style:family="paragraph" style:parent-style-name="Preformatted_20_Text">
      <style:paragraph-properties fo:margin-left="0cm" fo:margin-right="0cm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eeeeee" fo:padding="0cm" fo:border="none">
        <style:background-image/>
      </style:paragraph-properties>
      <style:text-properties officeooo:paragraph-rsid="001def9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Arial1" fo:font-size="7.30000019073486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ffffff" fo:padding="0cm" fo:border="none">
        <style:background-image/>
      </style:paragraph-properties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cm" style:contextual-spacing="false" style:line-height-at-least="0.337cm" fo:text-align="start" style:justify-single-word="false" fo:background-color="#eeeeee" fo:padding="0cm" fo:border="none">
        <style:background-image/>
      </style:paragraph-properties>
    </style:style>
    <style:style style:name="P16" style:family="paragraph" style:parent-style-name="Standard">
      <style:text-properties style:font-name="Times New Roman" fo:font-size="18pt" officeooo:rsid="0011803b" officeooo:paragraph-rsid="0011803b" style:font-size-asian="18pt" style:font-size-complex="18pt"/>
    </style:style>
    <style:style style:name="P17" style:family="paragraph" style:parent-style-name="Standard">
      <style:text-properties style:font-name="Times New Roman" fo:font-size="18pt" officeooo:rsid="001238d7" officeooo:paragraph-rsid="001238d7" style:font-size-asian="18pt" style:font-size-complex="18pt"/>
    </style:style>
    <style:style style:name="P18" style:family="paragraph" style:parent-style-name="Standard">
      <style:text-properties style:font-name="Times New Roman" fo:font-size="18pt" officeooo:rsid="001385c7" officeooo:paragraph-rsid="001385c7" style:font-size-asian="18pt" style:font-size-complex="18pt"/>
    </style:style>
    <style:style style:name="P19" style:family="paragraph" style:parent-style-name="Standard">
      <style:text-properties style:font-name="Times New Roman" fo:font-size="18pt" officeooo:rsid="00158fcf" officeooo:paragraph-rsid="00158fcf" style:font-size-asian="18pt" style:font-size-complex="18pt"/>
    </style:style>
    <style:style style:name="P20" style:family="paragraph" style:parent-style-name="Standard">
      <style:text-properties officeooo:paragraph-rsid="001fea8e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style:font-name="AndaleMono" fo:font-size="12pt" style:font-size-asian="12pt"/>
    </style:style>
    <style:style style:name="P23" style:family="paragraph" style:parent-style-name="Standard">
      <style:text-properties officeooo:paragraph-rsid="0024ea7d"/>
    </style:style>
    <style:style style:name="P24" style:family="paragraph" style:parent-style-name="Text_20_body">
      <style:text-properties officeooo:rsid="0016ac90" officeooo:paragraph-rsid="0016ac90"/>
    </style:style>
    <style:style style:name="P25" style:family="paragraph" style:parent-style-name="Text_20_body">
      <style:text-properties officeooo:rsid="0017b7d1" officeooo:paragraph-rsid="0017b7d1"/>
    </style:style>
    <style:style style:name="P26" style:family="paragraph" style:parent-style-name="Text_20_body">
      <style:text-properties officeooo:rsid="00189eb0" officeooo:paragraph-rsid="00189eb0"/>
    </style:style>
    <style:style style:name="P27" style:family="paragraph" style:parent-style-name="Text_20_body">
      <style:text-properties officeooo:rsid="001a8d35" officeooo:paragraph-rsid="001a8d35"/>
    </style:style>
    <style:style style:name="P28" style:family="paragraph" style:parent-style-name="Text_20_body">
      <style:text-properties officeooo:rsid="001bc5a7" officeooo:paragraph-rsid="001bc5a7"/>
    </style:style>
    <style:style style:name="P29" style:family="paragraph" style:parent-style-name="Text_20_body">
      <style:text-properties officeooo:rsid="001bd4d2" officeooo:paragraph-rsid="001bd4d2"/>
    </style:style>
    <style:style style:name="P30" style:family="paragraph" style:parent-style-name="Text_20_body">
      <style:text-properties officeooo:paragraph-rsid="00230107"/>
    </style:style>
    <style:style style:name="P31" style:family="paragraph" style:parent-style-name="Text_20_body">
      <style:text-properties officeooo:paragraph-rsid="0023677c"/>
    </style:style>
    <style:style style:name="P32" style:family="paragraph" style:parent-style-name="Text_20_body">
      <style:text-properties officeooo:paragraph-rsid="0024ea7d"/>
    </style:style>
    <style:style style:name="P33" style:family="paragraph" style:parent-style-name="Text_20_body">
      <style:paragraph-properties fo:break-before="page"/>
      <style:text-properties officeooo:rsid="001bd4d2" officeooo:paragraph-rsid="001bd4d2"/>
    </style:style>
    <style:style style:name="P34" style:family="paragraph" style:parent-style-name="Text_20_body">
      <style:paragraph-properties fo:break-before="page"/>
      <style:text-properties officeooo:paragraph-rsid="00230107"/>
    </style:style>
    <style:style style:name="P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style:font-name="AndaleMono" fo:font-size="12pt" style:font-size-asian="12pt"/>
    </style:style>
    <style:style style:name="P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style:font-name="AndaleMono" fo:font-size="12pt" style:text-underline-style="none" style:font-size-asian="12pt"/>
    </style:style>
    <style:style style:name="P37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279cm" fo:text-align="start" style:justify-single-word="false" fo:text-indent="0cm" style:auto-text-indent="false" fo:padding="0cm" fo:border="none"/>
    </style:style>
    <style:style style:name="P38" style:family="paragraph" style:parent-style-name="Heading_20_1" style:master-page-name="Standard">
      <style:paragraph-properties style:page-number="auto"/>
    </style:style>
    <style:style style:name="P39" style:family="paragraph" style:parent-style-name="Preformatted_20_Text">
      <style:text-properties officeooo:paragraph-rsid="0024ea7d"/>
    </style:style>
    <style:style style:name="P40" style:family="paragraph" style:parent-style-name="Preformatted_20_Text">
      <style:text-properties officeooo:paragraph-rsid="00288902"/>
    </style:style>
    <style:style style:name="P41" style:family="paragraph" style:parent-style-name="Preformatted_20_Text">
      <style:paragraph-properties fo:margin-top="0cm" fo:margin-bottom="0cm" style:contextual-spacing="false" style:line-height-at-least="0.377cm" fo:padding="0cm" fo:border="none"/>
    </style:style>
    <style:style style:name="T1" style:family="text">
      <style:text-properties fo:font-variant="normal" fo:text-transform="none" fo:color="#000000" style:font-name="Consolas" fo:font-size="7.30000019073486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fo:letter-spacing="normal" fo:background-color="transparent"/>
    </style:style>
    <style:style style:name="T3" style:family="text">
      <style:text-properties fo:font-variant="normal" fo:text-transform="none" fo:color="#000000" style:font-name="Arial1" fo:font-size="7.30000019073486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7.30000019073486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7.30000019073486pt" fo:letter-spacing="normal" fo:font-style="normal" fo:font-weight="normal" fo:background-color="transparent"/>
    </style:style>
    <style:style style:name="T6" style:family="text">
      <style:text-properties fo:font-variant="normal" fo:text-transform="none" fo:color="#000000" fo:font-size="7.30000019073486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fea8e" style:font-size-asian="10.5pt" style:font-size-complex="12pt"/>
    </style:style>
    <style:style style:name="T8" style:family="text">
      <style:text-properties fo:font-variant="normal" fo:text-transform="none" fo:color="#000000" fo:font-size="13pt" fo:letter-spacing="normal" fo:font-style="normal" fo:font-weight="normal" officeooo:rsid="00230107" style:font-size-asian="11.3500003814697pt" style:font-size-complex="13pt"/>
    </style:style>
    <style:style style:name="T9" style:family="text">
      <style:text-properties fo:font-variant="normal" fo:text-transform="none" fo:color="#000000" fo:font-size="13pt" fo:letter-spacing="normal" fo:font-style="normal" fo:font-weight="normal" officeooo:rsid="0023677c" style:font-size-asian="11.3500003814697pt" style:font-size-complex="13pt"/>
    </style:style>
    <style:style style:name="T10" style:family="text">
      <style:text-properties fo:font-variant="normal" fo:text-transform="none" fo:color="#000000" fo:font-size="13pt" fo:letter-spacing="normal" fo:font-style="normal" fo:font-weight="normal" officeooo:rsid="0024ea7d" style:font-size-asian="11.3500003814697pt" style:font-size-complex="13pt"/>
    </style:style>
    <style:style style:name="T11" style:family="text">
      <style:text-properties fo:font-variant="normal" fo:text-transform="none" fo:color="#800000" style:font-name="Consolas" fo:font-size="7.30000019073486pt" fo:letter-spacing="normal" fo:font-style="normal" fo:font-weight="normal" fo:background-color="transparent"/>
    </style:style>
    <style:style style:name="T12" style:family="text">
      <style:text-properties fo:font-variant="normal" fo:text-transform="none" fo:color="#00008b" style:font-name="Consolas" fo:font-size="7.30000019073486pt" fo:letter-spacing="normal" fo:font-style="normal" fo:font-weight="normal" fo:background-color="transparent"/>
    </style:style>
    <style:style style:name="T13" style:family="text">
      <style:text-properties fo:font-variant="normal" fo:text-transform="none" fo:color="#2b91af" style:font-name="Consolas" fo:font-size="7.30000019073486pt" fo:letter-spacing="normal" fo:font-style="normal" fo:font-weight="normal" fo:background-color="transparent"/>
    </style:style>
    <style:style style:name="T14" style:family="text">
      <style:text-properties fo:font-variant="normal" fo:text-transform="none" fo:color="#4a6b82" style:text-line-through-style="none" style:font-name="Consolas" fo:font-size="7.30000019073486pt" fo:letter-spacing="normal" fo:font-style="normal" style:text-underline-style="none" fo:font-weight="normal" style:text-blinking="false" fo:background-color="#eeeeee"/>
    </style:style>
    <style:style style:name="T15" style:family="text">
      <style:text-properties fo:font-variant="normal" fo:text-transform="none" fo:color="#666666" style:font-name="verdana" fo:font-size="6.19999980926514pt" fo:letter-spacing="normal" fo:font-style="normal" fo:font-weight="normal"/>
    </style:style>
    <style:style style:name="T16" style:family="text">
      <style:text-properties fo:font-variant="normal" fo:text-transform="none" fo:color="#444444" style:font-name="verdana" fo:font-size="6.19999980926514pt" fo:letter-spacing="normal" fo:font-style="normal" fo:font-weight="normal"/>
    </style:style>
    <style:style style:name="T17" style:family="text">
      <style:text-properties fo:font-variant="normal" fo:text-transform="none" fo:color="#444444" fo:letter-spacing="normal"/>
    </style:style>
    <style:style style:name="T18" style:family="text">
      <style:text-properties fo:font-variant="normal" fo:text-transform="none" fo:color="#2fff12" style:font-name="AndaleMono1" fo:font-size="12pt" fo:letter-spacing="normal" fo:font-style="normal" fo:font-weight="normal" style:font-size-asian="12pt"/>
    </style:style>
    <style:style style:name="T19" style:family="text">
      <style:text-properties fo:font-variant="normal" fo:text-transform="none" fo:color="#2fff12" style:font-name="AndaleMono2" fo:font-size="12pt" fo:letter-spacing="normal" fo:font-style="normal" fo:font-weight="normal" officeooo:rsid="0024ea7d" fo:background-color="transparent" style:font-size-asian="12pt" style:font-size-complex="12pt"/>
    </style:style>
    <style:style style:name="T20" style:family="text">
      <style:text-properties fo:font-variant="normal" fo:text-transform="none" fo:color="#333333" style:font-name="Consolas1" fo:font-size="6.75pt" fo:letter-spacing="normal" fo:font-style="normal" fo:font-weight="normal" fo:background-color="transparent"/>
    </style:style>
    <style:style style:name="T21" style:family="text">
      <style:text-properties fo:font-variant="normal" fo:text-transform="none" fo:color="#333333" style:font-name="Consolas1" fo:font-size="6.75pt" fo:letter-spacing="normal" fo:font-style="normal" fo:font-weight="normal" officeooo:rsid="0024ea7d" fo:background-color="transparent" style:font-size-asian="12pt" style:font-size-complex="12pt"/>
    </style:style>
    <style:style style:name="T22" style:family="text">
      <style:text-properties fo:font-variant="normal" fo:text-transform="none" fo:color="#333333" style:font-name="Consolas1" fo:letter-spacing="normal" fo:font-style="normal" fo:font-weight="normal" fo:background-color="transparent"/>
    </style:style>
    <style:style style:name="T23" style:family="text">
      <style:text-properties fo:font-variant="normal" fo:text-transform="none" fo:color="#333333" style:font-name="Consolas1" fo:letter-spacing="normal" fo:font-style="normal" fo:font-weight="normal" officeooo:rsid="0024ea7d" fo:background-color="transparent"/>
    </style:style>
    <style:style style:name="T24" style:family="text">
      <style:text-properties fo:font-variant="normal" fo:text-transform="none" fo:color="#333333" style:font-name="Consolas1" fo:font-size="12pt" fo:letter-spacing="normal" fo:font-style="normal" fo:font-weight="normal" fo:background-color="transparent" style:font-size-asian="12pt" style:font-size-complex="12pt"/>
    </style:style>
    <style:style style:name="T25" style:family="text">
      <style:text-properties fo:font-variant="normal" fo:text-transform="none" fo:color="#333333" style:font-name="Consolas1" fo:font-size="12pt" fo:letter-spacing="normal" fo:font-style="normal" fo:font-weight="normal" officeooo:rsid="0024ea7d" fo:background-color="transparent" style:font-size-asian="12pt" style:font-size-complex="12pt"/>
    </style:style>
    <style:style style:name="T26" style:family="text">
      <style:text-properties fo:font-variant="normal" fo:text-transform="none" fo:color="#333333" style:font-name="Courier New1" fo:font-size="13pt" fo:letter-spacing="normal" fo:font-style="normal" fo:font-weight="normal" officeooo:rsid="0024ea7d" fo:background-color="transparent" style:font-size-asian="13pt" style:font-size-complex="13pt"/>
    </style:style>
    <style:style style:name="T27" style:family="text">
      <style:text-properties fo:font-variant="normal" fo:text-transform="none" fo:color="#333333" style:font-name="Courier New1" fo:font-size="13pt" fo:letter-spacing="normal" fo:font-style="normal" fo:font-weight="normal" officeooo:rsid="0025a5dc" fo:background-color="transparent" style:font-size-asian="13pt" style:font-size-complex="13pt"/>
    </style:style>
    <style:style style:name="T28" style:family="text">
      <style:text-properties fo:font-variant="normal" fo:text-transform="none" fo:color="#333333" style:font-name="Courier New1" fo:font-size="13pt" fo:letter-spacing="normal" fo:font-style="normal" fo:font-weight="normal" officeooo:rsid="00288902" fo:background-color="transparent" style:font-size-asian="13pt" style:font-size-complex="13pt"/>
    </style:style>
    <style:style style:name="T29" style:family="text">
      <style:text-properties style:font-name="monospace" fo:font-size="6.75pt"/>
    </style:style>
    <style:style style:name="T30" style:family="text">
      <style:text-properties officeooo:rsid="001def9e"/>
    </style:style>
    <style:style style:name="T31" style:family="text">
      <style:text-properties fo:color="#2fff12" style:font-name="AndaleMono" fo:font-size="12pt" style:text-underline-style="none" style:font-size-asian="12pt"/>
    </style:style>
    <style:style style:name="T32" style:family="text">
      <style:text-properties fo:color="#b42419" style:font-name="AndaleMono" fo:font-size="12pt" style:text-underline-style="solid" style:text-underline-width="auto" style:text-underline-color="#b42419" style:font-size-asian="12pt"/>
    </style:style>
    <style:style style:name="fr1" style:family="graphic" style:parent-style-name="Graphics">
      <style:graphic-properties fo:margin-left="0cm" fo:margin-right="0.15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9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Instalar postgresql</text:h>
      <text:p text:style-name="P16"/>
      <text:p text:style-name="P16">brew install postgresql</text:p>
      <text:p text:style-name="P16">Ejecutar despuues de instalar</text:p>
      <text:p text:style-name="P16">ln -sfv /usr/local/opt/postgresql/*.plist ~/Library/LaunchAgents</text:p>
      <text:p text:style-name="P16">launchctl load ~/Library/LaunchAgents/homebrew.mxcl.postgresql.plist</text:p>
      <text:p text:style-name="P16">Or, if you don't want/need launchctl, you can just run:</text:p>
      <text:p text:style-name="P16"><text:s text:c="2"/>postgres -D /usr/local/var/postgre</text:p>
      <text:p text:style-name="P16">Crear db--&gt;createdb mydb</text:p>
      <text:p text:style-name="P16">psql mydb --&gt; Para acceder a ese schema</text:p>
      <text:p text:style-name="P16">\d+ <text:s text:c="10"/>Show all tables, with descriptions</text:p>
      <text:p text:style-name="P16">\d+ table <text:s text:c="4"/>Show the definition of the named table (or view), with <text:s/>column descriptions</text:p>
      <text:p text:style-name="P16">\? <text:s text:c="11"/>Describe briefly all the \ commands in psql <text:s text:c="14"/></text:p>
      <text:p text:style-name="P16"/>
      <text:p text:style-name="P16"/>
      <text:h text:style-name="Heading_20_1" text:outline-level="1">Instalar driver psycogp2</text:h>
      <text:p text:style-name="P16">Instalar MacPorts--&gt;Descargar el instalador</text:p>
      <text:p text:style-name="P16">sudo port -v selfupdate</text:p>
      <text:p text:style-name="P16">-Con el firewall de la universidad no funciona, ni eduroam ni ethernet.--&gt;3g</text:p>
      <text:p text:style-name="P16">-sudo port install py27psycopg2</text:p>
      <text:p text:style-name="P16"/>
      <text:h text:style-name="Heading_20_2" text:outline-level="2">Crear usuario y darle privilegios</text:h>
      <text:p text:style-name="P1"><text:span text:style-name="Source_20_Text"><text:span text:style-name="T1">$ su - postgres </text:span></text:span></text:p>
      <text:p text:style-name="P15"><text:span text:style-name="Source_20_Text"><text:span text:style-name="T1">$ psql template1</text:span></text:span></text:p>
      <text:p text:style-name="P9"><text:span text:style-name="Source_20_Text"><text:span text:style-name="T1">template1=# CREATE USER tester WITH PASSWORD </text:span></text:span><text:span text:style-name="Source_20_Text"><text:span text:style-name="T11">'test_password'</text:span></text:span><text:span text:style-name="Source_20_Text"><text:span text:style-name="T1">;</text:span></text:span></text:p>
      <text:p text:style-name="P9"><text:span text:style-name="Source_20_Text"><text:span text:style-name="T1">template1=# GRANT ALL PRIVILEGES ON DATABASE </text:span></text:span><text:span text:style-name="Source_20_Text"><text:span text:style-name="T11">"test_database"</text:span></text:span><text:span text:style-name="Source_20_Text"><text:span text:style-name="T1"> to tester;</text:span></text:span></text:p>
      <text:p text:style-name="P9"><text:span text:style-name="Source_20_Text"><text:span text:style-name="T1">template1=# \q</text:span></text:span></text:p>
      <text:p text:style-name="P17"/>
      <text:p text:style-name="P18">import psycogp2 no lo referencia, culpa del macports que no tiene ninguna python asignado.</text:p>
      <text:p text:style-name="P18">http://stackoverflow.com/questions/6612009/macports-port-select-commands</text:p>
      <text:h text:style-name="Heading_20_1" text:outline-level="1"><text:soft-page-break/>Postgresql autoincrement </text:h>
      <text:p text:style-name="P19"><text:a xlink:type="simple" xlink:href="http://stackoverflow.com/questions/787722/postgresql-autoincrement">http://stackoverflow.com/questions/787722/postgresql-autoincrement</text:a></text:p>
      <text:p text:style-name="P19"/>
      <text:h text:style-name="Heading_20_1" text:outline-level="1"><text:a xlink:type="simple" xlink:href="http://stackoverflow.com/questions/9325017/error-permission-denied-for-sequence-cities-id-seq-using-postgres">ERROR: permission denied for sequence cities_id_seq using Postgres</text:a></text:h>
      <text:p text:style-name="Preformatted_20_Text"><text:span text:style-name="Source_20_Text">GRANT USAGE, SELECT ON SEQUENCE cities_id_seq TO www;</text:span></text:p>
      <text:p text:style-name="P28">GRANT ALL PRIVILEGES ON TABLE LOCATION TO DOCTOR;</text:p>
      <text:p text:style-name="Text_20_body"/>
      <text:p text:style-name="P24">Instalar psycogp2</text:p>
      <text:p text:style-name="P24">sudo pip install psycopg2 (igual despues de instalarlo por macports, porque antes no se si iria)</text:p>
      <text:p text:style-name="P24"/>
      <text:p text:style-name="P24"/>
      <text:p text:style-name="P25">Excepciones y tal</text:p>
      <text:p text:style-name="P25"/>
      <text:p text:style-name="P2"><text:span text:style-name="Source_20_Text"><text:span text:style-name="T12">try</text:span></text:span><text:span text:style-name="Source_20_Text"><text:span text:style-name="T1">:</text:span></text:span></text:p>
      <text:p text:style-name="P9"><text:span text:style-name="Source_20_Text"><text:span text:style-name="T2"><text:s text:c="4"/></text:span></text:span><text:span text:style-name="Source_20_Text"><text:span text:style-name="T12">print</text:span></text:span><text:span text:style-name="Source_20_Text"><text:span text:style-name="T1"> sql_string</text:span></text:span></text:p>
      <text:p text:style-name="P9"><text:span text:style-name="Source_20_Text"><text:span text:style-name="T2"><text:s text:c="4"/></text:span></text:span><text:span text:style-name="Source_20_Text"><text:span text:style-name="T1">cursor.execute(sql_string)</text:span></text:span></text:p>
      <text:p text:style-name="P9"><text:span text:style-name="Source_20_Text"><text:span text:style-name="T12">except</text:span></text:span><text:span text:style-name="Source_20_Text"><text:span text:style-name="T1"> </text:span></text:span><text:span text:style-name="Source_20_Text"><text:span text:style-name="T13">Exception</text:span></text:span><text:span text:style-name="Source_20_Text"><text:span text:style-name="T1">, e:</text:span></text:span></text:p>
      <text:p text:style-name="P9"><text:span text:style-name="Source_20_Text"><text:span text:style-name="T2"><text:s text:c="4"/></text:span></text:span><text:span text:style-name="Source_20_Text"><text:span text:style-name="T12">print</text:span></text:span><text:span text:style-name="Source_20_Text"><text:span text:style-name="T1"> e.pgerror</text:span></text:span></text:p>
      <text:p text:style-name="P25"/>
      <text:p text:style-name="P26">CAMBIAR VARCHAR2</text:p>
      <text:p text:style-name="P3"/>
      <text:p text:style-name="P3">ALTER TABLE distributors</text:p>
      <text:p text:style-name="Preformatted_20_Text"><text:s text:c="4"/><text:span text:style-name="T29">ALTER COLUMN address TYPE varchar(80),</text:span></text:p>
      <text:p text:style-name="P14"><text:s text:c="4"/><text:span text:style-name="T29">ALTER COLUMN name TYPE varchar(100);</text:span></text:p>
      <text:p text:style-name="P27">How to know the type of exception</text:p>
      <text:p text:style-name="P27">print type(e).__name_</text:p>
      <text:p text:style-name="P27"/>
      <text:p text:style-name="P29">Para recorrer una lista <text:s/>siendo denomLocation una lista.</text:p>
      <text:p text:style-name="P29"><text:tab/><text:tab/>#for i, val in enumerate(denomLocation):</text:p>
      <text:p text:style-name="P29"><text:tab/><text:tab/>#<text:tab/>print i, val</text:p>
      <text:p text:style-name="P29"/>
      <text:p text:style-name="P33"><text:tab/>def insertDataToDB(self, denomLocation, denomEvent, price, startDate, endDate):</text:p>
      <text:p text:style-name="P29"><text:tab/><text:tab/>denomLocation=denomLocation.split('y')</text:p>
      <text:p text:style-name="P29"><text:tab/><text:tab/>listLocations=[]</text:p>
      <text:p text:style-name="P29"><text:tab/><text:tab/>listLocations.append(denomLocation[len(denomLocation)-1])</text:p>
      <text:p text:style-name="P29"><text:tab/><text:tab/>for i in range(len(denomLocation)-1):</text:p>
      <text:p text:style-name="P29"><text:tab/><text:tab/><text:tab/>listLocations.extend(denomLocation[i].split(','))</text:p>
      <text:p text:style-name="P29"/>
      <text:p text:style-name="P29"><text:s/><text:tab/><text:tab/>results=Geocoder.geocode(denomLocation)</text:p>
      <text:p text:style-name="P29"><text:tab/><text:tab/>coordinates=results[0].coordinates</text:p>
      <text:p text:style-name="P29"><text:tab/><text:tab/>longitude=coordinates[0]</text:p>
      <text:p text:style-name="P29"><text:tab/><text:tab/>latitude=coordinates[1]</text:p>
      <text:p text:style-name="P29"><text:tab/><text:tab/>city=results[0].city</text:p>
      <text:p text:style-name="P29"><text:tab/><text:tab/>postalCode=results[0].postal_code</text:p>
      <text:p text:style-name="P29"><text:s/><text:tab/><text:tab/>SQLSelect="SELECT id FROM LOCATION WHERE DENOM=%s and long=%s and lat=%s;"</text:p>
      <text:p text:style-name="P29"><text:s/><text:tab/><text:tab/>print denomLocation</text:p>
      <text:p text:style-name="P29"><text:s/><text:tab/><text:tab/>print longitude</text:p>
      <text:p text:style-name="P29"><text:s/><text:tab/><text:tab/>print latitude</text:p>
      <text:p text:style-name="P29"><text:s/><text:tab/><text:tab/>self.cursor.execute(SQLSelect,(denomLocation,longitude,latitude))</text:p>
      <text:p text:style-name="P29"><text:s/><text:tab/><text:tab/>try: </text:p>
      <text:p text:style-name="P29"><text:s/><text:tab/><text:tab/><text:tab/>location_id=self.cursor.fetchone()[0]</text:p>
      <text:p text:style-name="P29"><text:tab/><text:tab/>#When fetch is executed and there is no value a TypeError Exceptions is thrown, which means that there is not a row in the DB whith those values<text:tab/></text:p>
      <text:p text:style-name="P29"><text:tab/><text:tab/>except TypeError:</text:p>
      <text:p text:style-name="P29"><text:tab/><text:tab/><text:tab/>SQLocation="INSERT INTO location (denom,city,postalcode,long,lat) VALUES (%s, %s, %s, %s, %s) returning id;"</text:p>
      <text:p text:style-name="P29"><text:tab/><text:tab/><text:tab/>self.cursor.execute(SQLocation, (denomLocation, city, postalCode,longitude,latitude))</text:p>
      <text:p text:style-name="P29"><text:tab/><text:tab/><text:tab/>location_id=self.cursor.fetchone()[0]</text:p>
      <text:p text:style-name="P29"><text:tab/><text:tab/>SQLSelectEvent="Select id FROM event WHERE DENOM=%s;"</text:p>
      <text:p text:style-name="P29"><text:tab/><text:tab/>self.cursor.execute(SQLSelectEvent,(denomEvent,))</text:p>
      <text:p text:style-name="P29"><text:tab/><text:tab/>try:</text:p>
      <text:p text:style-name="P29"><text:tab/><text:tab/><text:tab/>event_id=self.cursor.fetchone()[0]</text:p>
      <text:p text:style-name="P29"><text:tab/><text:tab/>except:</text:p>
      <text:p text:style-name="P29"><text:tab/><text:tab/><text:tab/>SQLEvent="INSERT INTO event (denom, location_id, price, startdate, endate) VALUES (%s, %s, %s, %s, %s) returning id;"</text:p>
      <text:p text:style-name="P29"><text:tab/><text:tab/><text:tab/>self.cursor.execute(SQLEvent, (denomEvent, location_id, price, datetime.date(2020,10,12),datetime.date(2021,10,14)))</text:p>
      <text:p text:style-name="P29"><text:soft-page-break/><text:s/><text:tab/><text:tab/>self.conn.commit()</text:p>
      <text:p text:style-name="P29"/>
      <text:p text:style-name="P29"/>
      <text:p text:style-name="P29"/>
      <text:p text:style-name="P29"/>
      <text:p text:style-name="P4"><text:span text:style-name="Source_20_Text"><text:span text:style-name="T1">datetime.datetime.combine(datetime.date(</text:span></text:span><text:span text:style-name="Source_20_Text"><text:span text:style-name="T11">2011</text:span></text:span><text:span text:style-name="Source_20_Text"><text:span text:style-name="T1">, </text:span></text:span><text:span text:style-name="Source_20_Text"><text:span text:style-name="T11">01</text:span></text:span><text:span text:style-name="Source_20_Text"><text:span text:style-name="T1">, </text:span></text:span><text:span text:style-name="Source_20_Text"><text:span text:style-name="T11">01</text:span></text:span><text:span text:style-name="Source_20_Text"><text:span text:style-name="T1">), datetime.time(</text:span></text:span><text:span text:style-name="Source_20_Text"><text:span text:style-name="T11">10</text:span></text:span><text:span text:style-name="Source_20_Text"><text:span text:style-name="T1">, </text:span></text:span><text:span text:style-name="Source_20_Text"><text:span text:style-name="T11">23</text:span></text:span><text:span text:style-name="Source_20_Text"><text:span text:style-name="T1">))</text:span></text:span></text:p>
      <text:p text:style-name="P11">returns</text:p>
      <text:p text:style-name="P9"><text:span text:style-name="Source_20_Text"><text:span text:style-name="T1">datetime.datetime(</text:span></text:span><text:span text:style-name="Source_20_Text"><text:span text:style-name="T11">2011</text:span></text:span><text:span text:style-name="Source_20_Text"><text:span text:style-name="T1">, </text:span></text:span><text:span text:style-name="Source_20_Text"><text:span text:style-name="T11">1</text:span></text:span><text:span text:style-name="Source_20_Text"><text:span text:style-name="T1">, </text:span></text:span><text:span text:style-name="Source_20_Text"><text:span text:style-name="T11">1</text:span></text:span><text:span text:style-name="Source_20_Text"><text:span text:style-name="T1">, </text:span></text:span><text:span text:style-name="Source_20_Text"><text:span text:style-name="T11">10</text:span></text:span><text:span text:style-name="Source_20_Text"><text:span text:style-name="T1">, </text:span></text:span><text:span text:style-name="Source_20_Text"><text:span text:style-name="T11">23</text:span></text:span><text:span text:style-name="Source_20_Text"><text:span text:style-name="T1">)</text:span></text:span></text:p>
      <text:p text:style-name="P29"/>
      <text:p text:style-name="P29"/>
      <text:p text:style-name="P29"><text:span text:style-name="T3">If you want to remove leading and ending spaces, use </text:span><text:a xlink:type="simple" xlink:href="http://docs.python.org/2/library/stdtypes.html#str.strip"><text:span text:style-name="Source_20_Text"><text:span text:style-name="T14">str.strip()</text:span></text:span></text:a><text:span text:style-name="T3"> :</text:span></text:p>
      <text:p text:style-name="P9"><text:span text:style-name="Source_20_Text"><text:span text:style-name="T1">sentence = </text:span></text:span><text:span text:style-name="Source_20_Text"><text:span text:style-name="T11">' hello <text:s/>apple'</text:span></text:span></text:p>
      <text:p text:style-name="P9"><text:span text:style-name="Source_20_Text"><text:span text:style-name="T1">sentence.strip()</text:span></text:span></text:p>
      <text:p text:style-name="P9"><text:span text:style-name="Source_20_Text"><text:span text:style-name="T1">&gt;&gt;&gt; </text:span></text:span><text:span text:style-name="Source_20_Text"><text:span text:style-name="T11">'hello <text:s/>apple'</text:span></text:span></text:p>
      <text:p text:style-name="P12"><text:span text:style-name="T3">If you want to remove all spaces, you can use </text:span><text:a xlink:type="simple" xlink:href="http://docs.python.org/2/library/stdtypes.html#str.replace"><text:span text:style-name="Source_20_Text"><text:span text:style-name="T14">str.replace()</text:span></text:span></text:a><text:span text:style-name="T3">:</text:span></text:p>
      <text:p text:style-name="P9"><text:span text:style-name="Source_20_Text"><text:span text:style-name="T1">sentence = </text:span></text:span><text:span text:style-name="Source_20_Text"><text:span text:style-name="T11">' hello <text:s/>apple'</text:span></text:span></text:p>
      <text:p text:style-name="P9"><text:span text:style-name="Source_20_Text"><text:span text:style-name="T1">sentence.replace(</text:span></text:span><text:span text:style-name="Source_20_Text"><text:span text:style-name="T11">" "</text:span></text:span><text:span text:style-name="Source_20_Text"><text:span text:style-name="T1">, </text:span></text:span><text:span text:style-name="Source_20_Text"><text:span text:style-name="T11">""</text:span></text:span><text:span text:style-name="Source_20_Text"><text:span text:style-name="T1">)</text:span></text:span></text:p>
      <text:p text:style-name="P9"><text:span text:style-name="Source_20_Text"><text:span text:style-name="T1">&gt;&gt;&gt; </text:span></text:span><text:span text:style-name="Source_20_Text"><text:span text:style-name="T11">'helloapple'</text:span></text:span></text:p>
      <text:p text:style-name="P12"><text:span text:style-name="T3">If you want to remove duplicated spaces, use the </text:span><text:a xlink:type="simple" xlink:href="http://docs.python.org/2/library/stdtypes.html#str.split"><text:span text:style-name="Source_20_Text"><text:span text:style-name="T14">str.split()</text:span></text:span></text:a><text:span text:style-name="T3">:</text:span></text:p>
      <text:p text:style-name="P9"><text:span text:style-name="Source_20_Text"><text:span text:style-name="T1">sentence = </text:span></text:span><text:span text:style-name="Source_20_Text"><text:span text:style-name="T11">' hello <text:s/>apple'</text:span></text:span></text:p>
      <text:p text:style-name="P9"><text:span text:style-name="Source_20_Text"><text:span text:style-name="T11">" "</text:span></text:span><text:span text:style-name="Source_20_Text"><text:span text:style-name="T1">.join(sentence.split())</text:span></text:span></text:p>
      <text:p text:style-name="P10"><text:span text:style-name="Source_20_Text"><text:span text:style-name="T1">&gt;&gt;&gt; </text:span></text:span><text:span text:style-name="Source_20_Text"><text:span text:style-name="T11">'hello apple'</text:span></text:span></text:p>
      <text:p text:style-name="P10"><text:span text:style-name="Source_20_Text"><text:span text:style-name="T11"/></text:span></text:p>
      <text:p text:style-name="P10"><text:span text:style-name="Source_20_Text"><text:span text:style-name="T11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5"><text:span text:style-name="Source_20_Text"><text:span text:style-name="T30">GEOPY</text:span></text:span></text:p>
      <text:p text:style-name="P8"><text:span text:style-name="Source_20_Text"><text:span text:style-name="T4">sudo pip install geopy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13"><text:span text:style-name="Source_20_Text"><text:span text:style-name="T15">Congratulations, </text:span></text:span><text:span text:style-name="Source_20_Text"><text:span text:style-name="Strong_20_Emphasis"><text:span text:style-name="T15">e351cd43d1d828832254b49ec5284ab6</text:span></text:span></text:span><text:span text:style-name="Source_20_Text"><text:span text:style-name="T15">, your application is now registered! Yeah!</text:span></text:span></text:p>
      <text:list xml:id="list8678364374882503138" text:style-name="L1">
        <text:list-item>
          <text:p text:style-name="P37"><text:span text:style-name="T17"><draw:frame draw:style-name="fr1" draw:name="graphics1" text:anchor-type="as-char" svg:width="0.279cm" svg:height="0.279cm" draw:z-index="0"><draw:image xlink:href="https://developer.apps.yahoo.com/wsregapp/img/orange_arrow.gif" xlink:type="simple" xlink:show="embed" xlink:actuate="onLoad"/></draw:frame></text:span><text:span text:style-name="T16">Your </text:span><text:span text:style-name="Strong_20_Emphasis"><text:span text:style-name="T16">application id</text:span></text:span><text:span text:style-name="T16"> is</text:span><text:span text:style-name="Strong_20_Emphasis"><text:span text:style-name="T16">u6W.U3rV34HV53NZ07fduiSaIGDB.EjRo6o16BBWRMF6y_MrT9KQ3k1Cstrs3hTAYx5M44t7zI_nL2HL7LlBd4Od5v0MJDY-</text:span></text:span></text:p>
        </text:list-item>
      </text:list>
      <text:p text:style-name="Text_20_body"><text:line-break/></text:p>
      <text:p text:style-name="Text_20_body"><text:span text:style-name="Source_20_Text"><text:span text:style-name="T6"/></text:span></text:p>
      <text:p text:style-name="P20"><text:span text:style-name="Source_20_Text"><text:span text:style-name="T7">Yahoo PlaceFinder</text:span></text:span></text:p>
      <text:p text:style-name="Standard"><text:span text:style-name="Source_20_Text"><text:span text:style-name="T18">sudo pip install requests-oauthlib</text:span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P34"><text:span text:style-name="Source_20_Text"><text:span text:style-name="T8">Para instalar de nuevo PostegreSQL y todo lo nuevo:</text:span></text:span></text:p>
      <text:p text:style-name="P30"><text:a xlink:type="simple" xlink:href="http://www.kyngchaos.com/software/postgres"><text:span text:style-name="Source_20_Text"><text:span text:style-name="T8">http://www.kyngchaos.com/software/postgres</text:span></text:span></text:a></text:p>
      <text:p text:style-name="P30"><text:span text:style-name="Source_20_Text"><text:span text:style-name="T8">De aquí instalar los 4 primeros, porque solo va con el postgresql de esta web.</text:span></text:span></text:p>
      <text:p text:style-name="P30"><text:span text:style-name="Source_20_Text"><text:span text:style-name="T8"><text:s/></text:span></text:span></text:p>
      <text:p text:style-name="P30"><text:span text:style-name="Source_20_Text"><text:span text:style-name="T8">Luego voy al github de osm2pgrouting: </text:span></text:span><text:a xlink:type="simple" xlink:href="https://github.com/pgRouting/osm2pgrouting"><text:span text:style-name="Source_20_Text">https://github.com/pgRouting/osm2pgrouting</text:span></text:a><text:span text:style-name="Source_20_Text"><text:span text:style-name="T8"> </text:span></text:span></text:p>
      <text:p text:style-name="P30"><text:span text:style-name="Source_20_Text"><text:span text:style-name="T8"/></text:span></text:p>
      <text:p text:style-name="P30"><text:span text:style-name="Source_20_Text"><text:span text:style-name="T8">Y faltan por instalar;</text:span></text:span></text:p>
      <text:p text:style-name="P30"><text:span text:style-name="Source_20_Text"><text:span text:style-name="T8">boost</text:span></text:span></text:p>
      <text:p text:style-name="P30"><text:span text:style-name="Source_20_Text"><text:span text:style-name="T8">brew install boost</text:span></text:span></text:p>
      <text:p text:style-name="P30"><text:span text:style-name="Source_20_Text"><text:span text:style-name="T8">expat</text:span></text:span></text:p>
      <text:p text:style-name="P30"><text:span text:style-name="Source_20_Text"><text:span text:style-name="T8">brew install expat</text:span></text:span></text:p>
      <text:p text:style-name="P31"><text:span text:style-name="Source_20_Text"><text:span text:style-name="T9">cmake</text:span></text:span></text:p>
      <text:p text:style-name="P31"><text:span text:style-name="Source_20_Text"><text:span text:style-name="T9">brew install cmake</text:span></text:span></text:p>
      <text:p text:style-name="P30"><text:span text:style-name="Source_20_Text"><text:span text:style-name="T8"/></text:span></text:p>
      <text:p text:style-name="P30"><text:span text:style-name="Source_20_Text"><text:span text:style-name="T8"/></text:span></text:p>
      <text:p text:style-name="P32"><text:span text:style-name="Source_20_Text"><text:span text:style-name="T10">OLVIDATE DE LO DE ARRIBA</text:span></text:span></text:p>
      <text:p text:style-name="P32"><text:span text:style-name="Source_20_Text"><text:span text:style-name="T10"/></text:span></text:p>
      <text:p text:style-name="P32"><text:span text:style-name="Source_20_Text"><text:span text:style-name="T10"/></text:span></text:p>
      <text:p text:style-name="P32"><text:span text:style-name="Source_20_Text"><text:span text:style-name="T10">Ahora es así:</text:span></text:span></text:p>
      <text:p text:style-name="P32"><text:span text:style-name="Source_20_Text"><text:span text:style-name="T10">brew instal postgresql</text:span></text:span></text:p>
      <text:p text:style-name="P32"><text:span text:style-name="Source_20_Text"><text:span text:style-name="T10">brew install postgis</text:span></text:span></text:p>
      <text:p text:style-name="P32"><text:span text:style-name="Source_20_Text"><text:span text:style-name="T10">brew update </text:span></text:span></text:p>
      <text:p text:style-name="P32"><text:span text:style-name="Source_20_Text"><text:span text:style-name="T10">pip install numpy (o algo asi)</text:span></text:span></text:p>
      <text:p text:style-name="P6"><text:span text:style-name="Source_20_Text"><text:span text:style-name="T26">/usr/bin/env python -c import\ numpy</text:span></text:span></text:p>
      <text:p text:style-name="P40"><text:span text:style-name="Source_20_Text"><text:span text:style-name="T28">easy_install numpy</text:span></text:span></text:p>
      <text:p text:style-name="P6"><text:span text:style-name="Source_20_Text"><text:span text:style-name="T26">brew update</text:span></text:span></text:p>
      <text:p text:style-name="P7"><text:span text:style-name="Source_20_Text"><text:span text:style-name="T27">//</text:span></text:span><text:span text:style-name="Source_20_Text"><text:span text:style-name="T28">con el xcode 5.02, no el 5.1 porque da error</text:span></text:span></text:p>
      <text:p text:style-name="P7"><text:span text:style-name="Source_20_Text"><text:span text:style-name="T27">brew install pgrouting</text:span></text:span></text:p>
      <text:p text:style-name="P7"><text:span text:style-name="Source_20_Text"><text:span text:style-name="T27">brew install osm2pgrouting</text:span></text:span></text:p>
      <text:p text:style-name="P6"><text:span text:style-name="Source_20_Text"><text:span text:style-name="T25"/></text:span></text:p>
      <text:p text:style-name="P6"><text:span text:style-name="Source_20_Text"><text:span text:style-name="T25">brew tap dakcarto/osgeo4mac <text:s text:c="2"/># ignore errors</text:span></text:span></text:p>
      <text:p text:style-name="P41"><text:span text:style-name="Source_20_Text"><text:span text:style-name="T24">brew install dakcarto/osgeo4mac/qgis-20</text:span></text:span></text:p>
      <text:p text:style-name="P6"><text:span text:style-name="Source_20_Text"><text:span text:style-name="T25"/></text:span></text:p>
      <text:p text:style-name="P6"><text:span text:style-name="Source_20_Text"><text:span text:style-name="T25"/></text:span></text:p>
      <text:p text:style-name="P6"><text:span text:style-name="Source_20_Text"><text:span text:style-name="T25"/></text:span></text:p>
      <text:p text:style-name="P23"><text:span text:style-name="Source_20_Text"><text:span text:style-name="T19">Python demo</text:span></text:span></text:p>
      <text:p text:style-name="P22"><text:s text:c="2"/>/usr/local/share/python/Extras</text:p>
      <text:p text:style-name="P22"/>
      <text:p text:style-name="P22"><text:soft-page-break/>Setuptools and Pip have been installed. To update them</text:p>
      <text:p text:style-name="P22"><text:s text:c="2"/>pip install --upgrade setuptools</text:p>
      <text:p text:style-name="P22"><text:s text:c="2"/>pip install --upgrade pip</text:p>
      <text:p text:style-name="P22"/>
      <text:p text:style-name="P22">You can install Python packages with (the outdated easy_install or)</text:p>
      <text:p text:style-name="P22"><text:s text:c="2"/>`pip install &lt;your_favorite_package&gt;`</text:p>
      <text:p text:style-name="P22"/>
      <text:p text:style-name="P22">They will install into the site-package directory</text:p>
      <text:p text:style-name="P22"><text:s text:c="2"/>/usr/local/lib/python2.7/site-packages</text:p>
      <text:p text:style-name="P22"/>
      <text:p text:style-name="P22">See: https://github.com/Homebrew/homebrew/wiki/Homebrew-and-Python</text:p>
      <text:p text:style-name="P22"/>
      <text:p text:style-name="P22">.app bundles were installed.</text:p>
      <text:p text:style-name="P22">Run `brew linkapps` to symlink these to /Applications.</text:p>
      <text:p text:style-name="P21"><text:span text:style-name="T32">Warning</text:span><text:span text:style-name="T31">: Could not link python. Unlinking...</text:span></text:p>
      <text:p text:style-name="P21"><text:span text:style-name="T32">Error</text:span><text:span text:style-name="T31">: The `brew link` step did not complete successfully</text:span></text:p>
      <text:p text:style-name="P36">The formula built, but is not symlinked into /usr/local</text:p>
      <text:p text:style-name="P36">You can try again using `brew link python'</text:p>
      <text:p text:style-name="P6"><text:span text:style-name="Source_20_Text"><text:span text:style-name="T25"/></text:span></text:p>
      <text:p text:style-name="Text_20_body"><text:line-break/></text:p>
      <text:p text:style-name="P30"><text:span text:style-name="Source_20_Text"><text:span text:style-name="T8"/></text:span></text:p>
      <text:p text:style-name="P30"><text:span text:style-name="Source_20_Text"><text:span text:style-name="T8"/></text:span></text:p>
      <text:p text:style-name="P3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ndaleMono2" svg:font-family="AndaleMono"/>
    <style:font-face style:name="Arial1" svg:font-family="Arial, 'Liberation Sans', 'DejaVu Sans', sans-serif"/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erif"/>
    <style:font-face style:name="arial" svg:font-family="arial, sans-serif"/>
    <style:font-face style:name="monospace" svg:font-family="monospace"/>
    <style:font-face style:name="verdana" svg:font-family="verdana, sans-serif"/>
    <style:font-face style:name="AndaleMono1" svg:font-family="AndaleMono" style:font-family-generic="modern"/>
    <style:font-face style:name="AndaleMono" svg:font-family="AndaleMono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05:21.400203000</meta:creation-date>
    <dc:date>2014-03-25T01:56:44.304580000</dc:date>
    <meta:editing-duration>P8DT1H25M19S</meta:editing-duration>
    <meta:editing-cycles>11</meta:editing-cycles>
    <meta:generator>LibreOffice/4.1.1.2$MacOSX_x86 LibreOffice_project/7e4286b58adc75a14f6d83f53a03b6c11fa2903</meta:generator>
    <meta:document-statistic meta:table-count="0" meta:image-count="1" meta:object-count="0" meta:page-count="6" meta:paragraph-count="144" meta:word-count="652" meta:character-count="5658" meta:non-whitespace-character-count="4981"/>
  </office:meta>
</office:document-meta>
</file>